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95" officeooo:paragraph-rsid="00099295"/>
    </style:style>
    <style:style style:name="P2" style:family="paragraph" style:parent-style-name="Standard">
      <style:text-properties officeooo:rsid="000aa234" officeooo:paragraph-rsid="000aa234"/>
    </style:style>
    <style:style style:name="P3" style:family="paragraph" style:parent-style-name="Text_20_body">
      <style:text-properties style:text-underline-style="none" officeooo:rsid="000e0ab6" officeooo:paragraph-rsid="000e0ab6"/>
    </style:style>
    <style:style style:name="P4" style:family="paragraph" style:parent-style-name="Text_20_body">
      <style:text-properties officeooo:rsid="000eb7ea" officeooo:paragraph-rsid="000eb7ea"/>
    </style:style>
    <style:style style:name="P5" style:family="paragraph" style:parent-style-name="Standard" style:list-style-name="L1">
      <style:text-properties officeooo:paragraph-rsid="00099295"/>
    </style:style>
    <style:style style:name="P6" style:family="paragraph" style:parent-style-name="Standard" style:list-style-name="L1">
      <style:text-properties officeooo:rsid="00099295" officeooo:paragraph-rsid="00099295"/>
    </style:style>
    <style:style style:name="P7" style:family="paragraph" style:parent-style-name="Standard" style:list-style-name="L1">
      <style:text-properties officeooo:rsid="000aa234" officeooo:paragraph-rsid="000aa234"/>
    </style:style>
    <style:style style:name="P8" style:family="paragraph" style:parent-style-name="Standard" style:list-style-name="L2">
      <style:text-properties officeooo:rsid="000c603d" officeooo:paragraph-rsid="000c603d"/>
    </style:style>
    <style:style style:name="P9" style:family="paragraph" style:parent-style-name="Standard" style:list-style-name="L2">
      <style:text-properties officeooo:rsid="000d7d35" officeooo:paragraph-rsid="000d7d35"/>
    </style:style>
    <style:style style:name="P10" style:family="paragraph" style:parent-style-name="Text_20_body" style:list-style-name="L3">
      <style:text-properties officeooo:rsid="000e0ab6" officeooo:paragraph-rsid="000e0ab6"/>
    </style:style>
    <style:style style:name="P11" style:family="paragraph" style:parent-style-name="Text_20_body" style:list-style-name="L4">
      <style:text-properties officeooo:rsid="000eb7ea" officeooo:paragraph-rsid="000eb7ea"/>
    </style:style>
    <style:style style:name="P12" style:family="paragraph" style:parent-style-name="Text_20_body" style:list-style-name="L5">
      <style:text-properties officeooo:rsid="000eb7ea" officeooo:paragraph-rsid="000eb7ea"/>
    </style:style>
    <style:style style:name="P13" style:family="paragraph" style:parent-style-name="Text_20_body" style:list-style-name="L5">
      <style:text-properties officeooo:rsid="000f909c" officeooo:paragraph-rsid="000f909c"/>
    </style:style>
    <style:style style:name="P14" style:family="paragraph" style:parent-style-name="Text_20_body">
      <style:text-properties officeooo:rsid="000f909c" officeooo:paragraph-rsid="000f909c"/>
    </style:style>
    <style:style style:name="P15" style:family="paragraph" style:parent-style-name="Text_20_body">
      <style:text-properties officeooo:rsid="0010b3fd" officeooo:paragraph-rsid="0010b3fd"/>
    </style:style>
    <style:style style:name="P16" style:family="paragraph" style:parent-style-name="Text_20_body" style:list-style-name="L6">
      <style:text-properties officeooo:rsid="0010b3fd" officeooo:paragraph-rsid="0010b3fd"/>
    </style:style>
    <style:style style:name="P17" style:family="paragraph" style:parent-style-name="Text_20_body" style:list-style-name="L7">
      <style:text-properties officeooo:rsid="0010b3fd" officeooo:paragraph-rsid="0010b3fd"/>
    </style:style>
    <style:style style:name="P18" style:family="paragraph" style:parent-style-name="Heading_20_1">
      <style:text-properties officeooo:rsid="000eb7ea" officeooo:paragraph-rsid="000eb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ionalidad</text:h>
      <text:p text:style-name="P1"/>
      <text:list xml:id="list3406737992497049514" text:style-name="L1">
        <text:list-item>
          <text:p text:style-name="P6">Agregamos un Func_Cod porque si usamos directamente el nombre, nos da advertencias como: </text:p>
          <text:p text:style-name="P5"/>
          <text:p text:style-name="P6">“Advertencia: la máxima longitud de clave es de 900 bytes. El índice 'PK__Rol_Usua__0B21C7142AF6ED82' tiene una longitud máxima de 1020 bytes. Para algunas combinaciones de valores grandes, la operación de inserción o actualización no funcionará correctamente.”</text:p>
        </text:list-item>
        <text:list-item>
          <text:p text:style-name="P7">Ciertas funcionalidades como Depósito, Transferencia, Retiro, etc. Sólo pueden ser realizadas por un Cliente y no por el administrador.</text:p>
        </text:list-item>
      </text:list>
      <text:p text:style-name="P2"/>
      <text:h text:style-name="Heading_20_1" text:outline-level="1">Usuarios</text:h>
      <text:list xml:id="list8888086331635872044" text:style-name="L2">
        <text:list-item>
          <text:p text:style-name="P8">Para cada Cliente en la tabla maestra, se crea un usuario con los siguientes datos:</text:p>
          <text:list>
            <text:list-item>
              <text:p text:style-name="P8">Username: nombre.apellido (todo en minúsculas y con acentos).</text:p>
            </text:list-item>
            <text:list-item>
              <text:p text:style-name="P8">Password: “default” (sin comillas)</text:p>
            </text:list-item>
            <text:list-item>
              <text:p text:style-name="P8">Fecha de creación y última modificación: Fecha del sistema</text:p>
            </text:list-item>
            <text:list-item>
              <text:p text:style-name="P8">Pregunta secreta: “pregunta?” Respuesta secreta: “respuesta” (sin comillas)</text:p>
            </text:list-item>
            <text:list-item>
              <text:p text:style-name="P8">Intentos de login: cero</text:p>
            </text:list-item>
          </text:list>
        </text:list-item>
        <text:list-item>
          <text:p text:style-name="P8">Usuarios admin: admin, admin2 y admin3 como nombres de usuario, todos con password “w23e” (sin comillas) y el resto de los datos igual que los clientes.</text:p>
        </text:list-item>
        <text:list-item>
          <text:p text:style-name="P9">Todos los usuarios se crean con el Rol “Cliente”.</text:p>
        </text:list-item>
      </text:list>
      <text:p text:style-name="P1"/>
      <text:h text:style-name="Heading_20_1" text:outline-level="1">Clientes</text:h>
      <text:list xml:id="list5100484889480901360" text:style-name="L3">
        <text:list-item>
          <text:p text:style-name="P10">La localidad la dejamos en NULL para que el cliente pueda completarla más adelante</text:p>
        </text:list-item>
        <text:list-item>
          <text:p text:style-name="P10">La nacionalidad la tomamos en base al país.</text:p>
        </text:list-item>
      </text:list>
      <text:p text:style-name="P3"/>
      <text:h text:style-name="Heading_20_1" text:outline-level="1">Tipos De Cuenta</text:h>
      <text:list xml:id="list2466254288144073464" text:style-name="L4">
        <text:list-item>
          <text:p text:style-name="P11">Asumimos que los costos y duración los establecemos nostros.</text:p>
        </text:list-item>
        <text:list-item>
          <text:p text:style-name="P11">Cuenta ORO: Apertura $300, Duración 30 días, Costo por transferencia $5.</text:p>
        </text:list-item>
        <text:list-item>
          <text:p text:style-name="P11">Cuenta PLATA: Apertura $200, Duración 40 días, Costo por transferencia $10.</text:p>
        </text:list-item>
        <text:list-item>
          <text:p text:style-name="P11">Cuenta BRONCE: Apertura $100, Duración 20 días, Costo por transferencia $15.</text:p>
        </text:list-item>
        <text:list-item>
          <text:p text:style-name="P11">Cuenta Gratuita: No tiene ningún costo y no tiene duración determinada.</text:p>
        </text:list-item>
      </text:list>
      <text:p text:style-name="P4"/>
      <text:h text:style-name="P18" text:outline-level="1"><text:soft-page-break/>Cuentas</text:h>
      <text:list xml:id="list1598908565724243034" text:style-name="L5">
        <text:list-item>
          <text:p text:style-name="P12">Asumimos que todas las cuentas en la tabla maestra están habilitadas para operar.</text:p>
        </text:list-item>
        <text:list-item>
          <text:p text:style-name="P13">Los tipos de cuenta para las cuentas existentes se asignan de forma random y tienen como vencimiento, la duración del tipo de cuenta.</text:p>
        </text:list-item>
      </text:list>
      <text:p text:style-name="P14"/>
      <text:h text:style-name="Heading_20_1" text:outline-level="1">Saldos</text:h>
      <text:list xml:id="list3782964493146391229" text:style-name="L6">
        <text:list-item>
          <text:p text:style-name="P16">Asumimos que la tabla maestra tiene todas las operaciones históricas y que las mismas son correctas. Por lo tanto, sumando los depósitos, realizando las transferencias y descontando los retiros, obtenemos el saldo de las cuentas al momento de la migración.</text:p>
        </text:list-item>
      </text:list>
      <text:p text:style-name="P15"/>
      <text:h text:style-name="Heading_20_1" text:outline-level="1">Facturación</text:h>
      <text:list xml:id="list943274576800008026" text:style-name="L7">
        <text:list-item>
          <text:p text:style-name="P17">Asumimos que al momento de la migración, todas las operaciones están facturadas.</text:p>
          <text:list>
            <text:list-item>
              <text:p text:style-name="P17">El tipo de cuenta es una funcionalidad nueva que en un punto anterior decidimos asignarla de forma random, por lo que no nos parece correcto cobrar la apertura de cuenta.</text:p>
            </text:list-item>
            <text:list-item>
              <text:p text:style-name="P17">Los costos de todas las transferencias en la tabla maestra son cero, por lo que asumimos que nunca se cobró por realizar las mismas</text:p>
            </text:list-item>
            <text:list-item>
              <text:p text:style-name="P17">Por los 2 puntos anteriores, no tenemos datos suficientes para facturar al momento de la migrac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Orbe</meta:initial-creator>
    <meta:creation-date>2015-05-27T04:58:49.238785199</meta:creation-date>
    <dc:date>2015-06-14T03:16:46.333037044</dc:date>
    <dc:creator>Sergio Orbe</dc:creator>
    <meta:editing-duration>P1DT23H11M48S</meta:editing-duration>
    <meta:editing-cycles>6</meta:editing-cycles>
    <meta:generator>LibreOffice/4.4.4.1.0$Linux_X86_64 LibreOffice_project/40m0$Build-1</meta:generator>
    <meta:document-statistic meta:table-count="0" meta:image-count="0" meta:object-count="0" meta:page-count="2" meta:paragraph-count="33" meta:word-count="418" meta:character-count="2543" meta:non-whitespace-character-count="2182"/>
  </office:meta>
</office:document-meta>
</file>